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cm" svg:height="2.7cm" svg:x="4cm" svg:y="7.7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5cm" svg:x="2.783cm" svg:y="6.855cm">
          <draw:text-box>
            <text:p text:style-name="P2"><text:span text:style-name="T1">xCORE device</text:span></text:p>
          </draw:text-box>
        </draw:frame>
        <draw:frame draw:style-name="gr3" draw:text-style-name="P3" draw:layer="layout" svg:width="2.14cm" svg:height="0.717cm" svg:x="9.2cm" svg:y="8.283cm">
          <draw:text-box>
            <text:p><text:span text:style-name="T2">S/PDIF rx</text:span></text:p>
          </draw:text-box>
        </draw:frame>
        <draw:custom-shape draw:style-name="gr4" draw:text-style-name="P4" draw:layer="layout" svg:width="0.7cm" svg:height="0.8cm" svg:x="7.4cm" svg:y="8cm">
          <text:p text:style-name="P2"><text:span text:style-name="T3">1 bit</text:span></text:p>
          <text:p text:style-name="P2"><text:span text:style-name="T3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8.1cm" svg:y1="8.3cm" svg:x2="10.3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05T06:51:35.552675163</dc:date>
    <dc:creator>David Lacey</dc:creator>
    <meta:generator>LibreOffice/4.2.7.2$Linux_X86_64 LibreOffice_project/420m0$Build-2</meta:generator>
    <meta:editing-duration>PT1M44S</meta:editing-duration>
    <meta:editing-cycles>4</meta:editing-cycles>
    <meta:document-statistic meta:object-count="5"/>
  </office:meta>
</office:document-meta>
</file>